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009cm" fo:margin-left="0cm" fo:margin-right="-0.011cm" table:align="margins"/>
    </style:style>
    <style:style style:name="Tabla1.A" style:family="table-column">
      <style:table-column-properties style:column-width="2.376cm" style:rel-column-width="9156*"/>
    </style:style>
    <style:style style:name="Tabla1.B" style:family="table-column">
      <style:table-column-properties style:column-width="14.633cm" style:rel-column-width="56379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7" style:family="table-row">
      <style:table-row-properties style:min-row-height="1.332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1"/>
    <style:style style:name="P12" style:family="paragraph" style:parent-style-name="Standard" style:list-style-name="L1"/>
    <style:style style:name="P13" style:family="paragraph" style:parent-style-name="Standard" style:list-style-name="L1"/>
    <style:style style:name="P14" style:family="paragraph" style:parent-style-name="Standard" style:list-style-name="L1"/>
    <style:style style:name="P15" style:family="paragraph" style:parent-style-name="Standard" style:list-style-name="L1"/>
    <style:style style:name="P16" style:family="paragraph" style:parent-style-name="Standard" style:list-style-name="L1"/>
    <style:style style:name="P17" style:family="paragraph" style:parent-style-name="Standard" style:list-style-name="L1"/>
    <style:style style:name="P18" style:family="paragraph" style:parent-style-name="Standard" style:list-style-name="L1"/>
    <style:style style:name="P19" style:family="paragraph" style:parent-style-name="Standard" style:list-style-name="L1"/>
    <style:style style:name="P20" style:family="paragraph" style:parent-style-name="Standard" style:list-style-name="L1"/>
    <style:style style:name="P21" style:family="paragraph" style:parent-style-name="Standard" style:list-style-name="L1"/>
    <style:style style:name="P22" style:family="paragraph" style:parent-style-name="Standard" style:list-style-name="L1"/>
    <style:style style:name="P23" style:family="paragraph" style:parent-style-name="Standard" style:list-style-name="L1"/>
    <style:style style:name="P24" style:family="paragraph" style:parent-style-name="Standard" style:list-style-name="L1"/>
    <style:style style:name="P25" style:family="paragraph" style:parent-style-name="Standard" style:list-style-name="L1"/>
    <style:style style:name="P26" style:family="paragraph" style:parent-style-name="Standard" style:list-style-name="L1"/>
    <style:style style:name="P27" style:family="paragraph" style:parent-style-name="Standard" style:list-style-name="L1"/>
    <style:style style:name="P28" style:family="paragraph" style:parent-style-name="Standard" style:list-style-name="L1"/>
    <style:style style:name="P29" style:family="paragraph" style:parent-style-name="Standard" style:list-style-name="L1"/>
    <style:style style:name="P30" style:family="paragraph" style:parent-style-name="Standard" style:list-style-name="L1"/>
    <style:style style:name="P31" style:family="paragraph" style:parent-style-name="Standard" style:list-style-name="L1"/>
    <style:style style:name="P32" style:family="paragraph" style:parent-style-name="Standard" style:list-style-name="L1"/>
    <style:style style:name="P33" style:family="paragraph" style:parent-style-name="Standard" style:list-style-name="L1"/>
    <style:style style:name="P34" style:family="paragraph" style:parent-style-name="Standard" style:list-style-name="L1"/>
    <style:style style:name="P35" style:family="paragraph" style:parent-style-name="Standard" style:list-style-name="L1"/>
    <style:style style:name="P36" style:family="paragraph" style:parent-style-name="Standard" style:list-style-name="L1"/>
    <style:style style:name="P37" style:family="paragraph" style:parent-style-name="Standard" style:list-style-name="L1"/>
    <style:style style:name="P38" style:family="paragraph" style:parent-style-name="Standard" style:list-style-name="L1"/>
    <style:style style:name="P39" style:family="paragraph" style:parent-style-name="Standard" style:list-style-name="L1"/>
    <style:style style:name="P40" style:family="paragraph" style:parent-style-name="Standard" style:list-style-name="L1"/>
    <style:style style:name="P41" style:family="paragraph" style:parent-style-name="Standard" style:list-style-name="L1"/>
    <style:style style:name="P42" style:family="paragraph" style:parent-style-name="Standard" style:list-style-name="L1"/>
    <style:style style:name="P43" style:family="paragraph" style:parent-style-name="Standard" style:list-style-name="L1"/>
    <style:style style:name="P44" style:family="paragraph" style:parent-style-name="Standard" style:list-style-name="L1"/>
    <style:style style:name="P45" style:family="paragraph" style:parent-style-name="Standard" style:list-style-name="L1"/>
    <style:style style:name="P46" style:family="paragraph" style:parent-style-name="Standard" style:list-style-name="L1"/>
    <style:style style:name="P47" style:family="paragraph" style:parent-style-name="Standard" style:list-style-name="L1"/>
    <style:style style:name="P48" style:family="paragraph" style:parent-style-name="Standard" style:list-style-name="L1"/>
    <style:style style:name="P49" style:family="paragraph" style:parent-style-name="Standard" style:list-style-name="L1"/>
    <style:style style:name="P50" style:family="paragraph" style:parent-style-name="Standard" style:list-style-name="L1"/>
    <style:style style:name="P51" style:family="paragraph" style:parent-style-name="Standard" style:list-style-name="L1"/>
    <style:style style:name="P52" style:family="paragraph" style:parent-style-name="Standard" style:list-style-name="L1"/>
    <style:style style:name="P53" style:family="paragraph" style:parent-style-name="Standard" style:list-style-name="L1"/>
    <style:style style:name="P54" style:family="paragraph" style:parent-style-name="Standard" style:list-style-name="L1"/>
    <style:style style:name="P55" style:family="paragraph" style:parent-style-name="Standard" style:list-style-name="L1"/>
    <style:style style:name="P56" style:family="paragraph" style:parent-style-name="Standard" style:list-style-name="L1"/>
    <style:style style:name="P57" style:family="paragraph" style:parent-style-name="Standard" style:list-style-name="L1"/>
    <style:style style:name="P58" style:family="paragraph" style:parent-style-name="Standard" style:list-style-name="L1"/>
    <style:style style:name="P59" style:family="paragraph" style:parent-style-name="Standard" style:list-style-name="L1"/>
    <style:style style:name="P60" style:family="paragraph" style:parent-style-name="Standard" style:list-style-name="L1"/>
    <style:style style:name="P61" style:family="paragraph" style:parent-style-name="Standard" style:list-style-name="L1"/>
    <style:style style:name="P62" style:family="paragraph" style:parent-style-name="Standard" style:list-style-name="L1"/>
    <style:style style:name="P63" style:family="paragraph" style:parent-style-name="Standard" style:list-style-name="L1"/>
    <style:style style:name="P64" style:family="paragraph" style:parent-style-name="Standard" style:list-style-name="L1"/>
    <style:style style:name="P65" style:family="paragraph" style:parent-style-name="Standard" style:list-style-name="L1"/>
    <style:style style:name="P66" style:family="paragraph" style:parent-style-name="Standard" style:list-style-name="L1"/>
    <style:style style:name="P67" style:family="paragraph" style:parent-style-name="Standard" style:list-style-name="L1"/>
    <style:style style:name="P68" style:family="paragraph" style:parent-style-name="Standard" style:list-style-name="L1"/>
    <style:style style:name="P69" style:family="paragraph" style:parent-style-name="Standard" style:list-style-name="L1"/>
    <style:style style:name="P70" style:family="paragraph" style:parent-style-name="Standard" style:list-style-name="L1"/>
    <style:style style:name="P71" style:family="paragraph" style:parent-style-name="Standard" style:list-style-name="L1"/>
    <style:style style:name="P72" style:family="paragraph" style:parent-style-name="Standard" style:list-style-name="L1"/>
    <style:style style:name="P73" style:family="paragraph" style:parent-style-name="Standard" style:list-style-name="L1"/>
    <style:style style:name="P74" style:family="paragraph" style:parent-style-name="Standard" style:list-style-name="L1"/>
    <style:style style:name="P75" style:family="paragraph" style:parent-style-name="Standard" style:list-style-name="L1"/>
    <style:style style:name="P76" style:family="paragraph" style:parent-style-name="Standard" style:list-style-name="L1"/>
    <style:style style:name="P77" style:family="paragraph" style:parent-style-name="Standard" style:list-style-name="L1"/>
    <style:style style:name="P78" style:family="paragraph" style:parent-style-name="Standard" style:list-style-name="L1"/>
    <style:style style:name="P79" style:family="paragraph" style:parent-style-name="Standard" style:list-style-name="L1"/>
    <style:style style:name="P80" style:family="paragraph" style:parent-style-name="Standard" style:list-style-name="L1"/>
    <style:style style:name="P81" style:family="paragraph" style:parent-style-name="Standard" style:list-style-name="L1"/>
    <style:style style:name="P82" style:family="paragraph" style:parent-style-name="Standard" style:list-style-name="L1"/>
    <style:style style:name="P83" style:family="paragraph" style:parent-style-name="Standard" style:list-style-name="L1"/>
    <style:style style:name="P84" style:family="paragraph" style:parent-style-name="Standard" style:list-style-name="L1"/>
    <style:style style:name="P85" style:family="paragraph" style:parent-style-name="Standard" style:list-style-name="L1"/>
    <style:style style:name="P86" style:family="paragraph" style:parent-style-name="Standard" style:list-style-name="L1"/>
    <style:style style:name="P87" style:family="paragraph" style:parent-style-name="Standard" style:list-style-name="L1"/>
    <style:style style:name="P88" style:family="paragraph" style:parent-style-name="Standard" style:list-style-name="L1"/>
    <style:style style:name="P89" style:family="paragraph" style:parent-style-name="Standard" style:list-style-name="L1"/>
    <style:style style:name="P90" style:family="paragraph" style:parent-style-name="Standard" style:list-style-name="L1"/>
    <style:style style:name="P91" style:family="paragraph" style:parent-style-name="Standard" style:list-style-name="L1"/>
    <style:style style:name="P92" style:family="paragraph" style:parent-style-name="Standard" style:list-style-name="L1"/>
    <style:style style:name="P93" style:family="paragraph" style:parent-style-name="Standard" style:list-style-name="L1"/>
    <style:style style:name="P94" style:family="paragraph" style:parent-style-name="Standard" style:list-style-name="L1"/>
    <style:style style:name="P95" style:family="paragraph" style:parent-style-name="Standard" style:list-style-name="L1"/>
    <style:style style:name="P96" style:family="paragraph" style:parent-style-name="Standard" style:list-style-name="L1"/>
    <style:style style:name="P97" style:family="paragraph" style:parent-style-name="Standard" style:list-style-name="L1"/>
    <style:style style:name="P98" style:family="paragraph" style:parent-style-name="Standard" style:list-style-name="L1"/>
    <style:style style:name="P99" style:family="paragraph" style:parent-style-name="Standard" style:list-style-name="L1"/>
    <style:style style:name="P100" style:family="paragraph" style:parent-style-name="Standard" style:list-style-name="L1"/>
    <style:style style:name="P101" style:family="paragraph" style:parent-style-name="Standard" style:list-style-name="L1"/>
    <style:style style:name="P102" style:family="paragraph" style:parent-style-name="Standard" style:list-style-name="L1"/>
    <style:style style:name="P103" style:family="paragraph" style:parent-style-name="Standard" style:list-style-name="L1"/>
    <style:style style:name="P104" style:family="paragraph" style:parent-style-name="Standard" style:list-style-name="L1"/>
    <style:style style:name="P105" style:family="paragraph" style:parent-style-name="Standard" style:list-style-name="L1"/>
    <style:style style:name="P106" style:family="paragraph" style:parent-style-name="Standard" style:list-style-name="L1"/>
    <style:style style:name="P107" style:family="paragraph" style:parent-style-name="Standard" style:list-style-name="L1"/>
    <style:style style:name="P108" style:family="paragraph" style:parent-style-name="Standard" style:list-style-name="L1"/>
    <style:style style:name="P109" style:family="paragraph" style:parent-style-name="Standard" style:list-style-name="L1"/>
    <style:style style:name="P110" style:family="paragraph" style:parent-style-name="Standard" style:list-style-name="L1"/>
    <style:style style:name="P111" style:family="paragraph" style:parent-style-name="Standard" style:list-style-name="L1"/>
    <style:style style:name="P112" style:family="paragraph" style:parent-style-name="Standard" style:list-style-name="L1"/>
    <style:style style:name="P113" style:family="paragraph" style:parent-style-name="Standard" style:list-style-name="L1"/>
    <style:style style:name="P114" style:family="paragraph" style:parent-style-name="Standard" style:list-style-name="L1"/>
    <style:style style:name="P115" style:family="paragraph" style:parent-style-name="Standard" style:list-style-name="L1"/>
    <style:style style:name="P116" style:family="paragraph" style:parent-style-name="Standard" style:list-style-name="L1"/>
    <style:style style:name="P117" style:family="paragraph" style:parent-style-name="Standard" style:list-style-name="L1"/>
    <style:style style:name="P118" style:family="paragraph" style:parent-style-name="Standard" style:list-style-name="L1"/>
    <style:style style:name="P119" style:family="paragraph" style:parent-style-name="Standard" style:list-style-name="L1"/>
    <style:style style:name="P120" style:family="paragraph" style:parent-style-name="Standard" style:list-style-name="L1"/>
    <style:style style:name="P121" style:family="paragraph" style:parent-style-name="Standard" style:list-style-name="L1"/>
    <style:style style:name="P122" style:family="paragraph" style:parent-style-name="Standard" style:list-style-name="L1"/>
    <style:style style:name="P123" style:family="paragraph" style:parent-style-name="Standard" style:list-style-name="L1"/>
    <style:style style:name="P124" style:family="paragraph" style:parent-style-name="Standard" style:list-style-name="L1"/>
    <style:style style:name="P125" style:family="paragraph" style:parent-style-name="Standard" style:list-style-name="L1"/>
    <style:style style:name="P126" style:family="paragraph" style:parent-style-name="Standard" style:list-style-name="L1"/>
    <style:style style:name="P127" style:family="paragraph" style:parent-style-name="Standard" style:list-style-name="L1"/>
    <style:style style:name="P128" style:family="paragraph" style:parent-style-name="Standard" style:list-style-name="L1"/>
    <style:style style:name="P129" style:family="paragraph" style:parent-style-name="Standard" style:list-style-name="L1"/>
    <style:style style:name="P130" style:family="paragraph" style:parent-style-name="Standard" style:list-style-name="L1"/>
    <style:style style:name="P131" style:family="paragraph" style:parent-style-name="Standard" style:list-style-name="L1"/>
    <style:style style:name="P132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style:font-name="Arial1" fo:font-size="18pt" style:font-size-asian="18pt" style:font-name-complex="Arial1" style:font-size-complex="18pt"/>
    </style:style>
    <style:style style:name="T2" style:family="text">
      <style:text-properties style:font-name="Arial1" fo:font-size="18pt" fo:font-weight="bold" style:font-size-asian="18pt" style:font-weight-asian="bold" style:font-name-complex="Arial1" style:font-size-complex="18pt" style:font-weight-complex="bold"/>
    </style:style>
    <style:style style:name="T3" style:family="text">
      <style:text-properties style:font-name="Arial" fo:font-size="18pt" style:font-size-asian="18pt" style:font-name-complex="Arial1" style:font-size-complex="18pt"/>
    </style:style>
    <text:list-style style:name="L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“</text:span><text:span text:style-name="T3">Utilización de Software Libre a través de la capacitación y distribución</text:span><text:span text:style-name="T1">”, </text:span><text:span text:style-name="T2">“AIKUAA PORA”</text:span></text:p>
      <text:p text:style-name="Standard"/>
      <text:p text:style-name="Standard"/>
      <text:p text:style-name="P2">Contenido programático distribuido en clases:</text:p>
      <text:p text:style-name="Standard"/>
      <text:p text:style-name="Standard">El curso consta de módulos, los cuales están divididos en unidades. Esta últimas están distribuidas en clases, cada una de las cuales tendrá una duración de 4 horas reloj. A continuación se detalla cada una de las clases: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Clase 1</text:p>
          </table:table-cell>
          <table:table-cell table:style-name="Tabla1.B1" office:value-type="string">
            <text:list text:style-name="L1">
              <text:list-item>
                <text:p text:style-name="P4">Introducción al Software Libre</text:p>
                <text:list>
                  <text:list-item>
                    <text:p text:style-name="P4">Qué es el Software Libre?</text:p>
                  </text:list-item>
                  <text:list-item>
                    <text:p text:style-name="P4">Historia</text:p>
                  </text:list-item>
                  <text:list-item>
                    <text:p text:style-name="P4">Principios</text:p>
                  </text:list-item>
                  <text:list-item>
                    <text:p text:style-name="P4">Ventajas/Desventajas</text:p>
                  </text:list-item>
                  <text:list-item>
                    <text:p text:style-name="P4">Plataformas</text:p>
                  </text:list-item>
                  <text:list-item>
                    <text:p text:style-name="P4">Licencias</text:p>
                  </text:list-item>
                  <text:list-item>
                    <text:p text:style-name="P4">Cómo se desarrolla?</text:p>
                  </text:list-item>
                </text:list>
              </text:list-item>
              <text:list-item>
                <text:p text:style-name="P4">Sistema operativo – Linux</text:p>
                <text:list>
                  <text:list-item>
                    <text:p text:style-name="P4">Qué es Linux?</text:p>
                  </text:list-item>
                  <text:list-item>
                    <text:p text:style-name="P4">Historia</text:p>
                  </text:list-item>
                  <text:list-item>
                    <text:p text:style-name="P4">Características</text:p>
                  </text:list-item>
                  <text:list-item>
                    <text:p text:style-name="P4">Ventajas/Desventajas</text:p>
                  </text:list-item>
                  <text:list-item>
                    <text:p text:style-name="P4">Plataformas</text:p>
                  </text:list-item>
                  <text:list-item>
                    <text:p text:style-name="P4">Distribuciones</text:p>
                  </text:list-item>
                  <text:list-item>
                    <text:p text:style-name="P4">Descarga</text:p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3">Clase 2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p text:style-name="P4">Instalación/LiveCD</text:p>
                    <text:list>
                      <text:list-item>
                        <text:p text:style-name="P4">Qué es un LiveCD y para qué sirve?</text:p>
                      </text:list-item>
                      <text:list-item>
                        <text:p text:style-name="P4">Arranque desde el CD de instalación</text:p>
                      </text:list-item>
                      <text:list-item>
                        <text:p text:style-name="P4">Configuración del hardware del equipo</text:p>
                      </text:list-item>
                      <text:list-item>
                        <text:p text:style-name="P4">Particiones del disco duro</text:p>
                      </text:list-item>
                      <text:list-item>
                        <text:p text:style-name="P4">Selección de paquetes a instalar</text:p>
                      </text:list-item>
                      <text:list-item>
                        <text:p text:style-name="P4">Creación de usuario administrador (root)</text:p>
                      </text:list-item>
                      <text:list-item>
                        <text:p text:style-name="P4">Gestor de arranque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3">Clase 3</text:p>
          </table:table-cell>
          <table:table-cell table:style-name="Tabla1.B2" office:value-type="string">
            <text:p text:style-name="Standard">Repaso Instalación</text:p>
            <text:p text:style-name="Standard"/>
            <text:list text:style-name="L1" text:continue-numbering="true">
              <text:list-item>
                <text:list text:continue-numbering="true">
                  <text:list-item>
                    <text:p text:style-name="P4">Acceso al sistema</text:p>
                  </text:list-item>
                  <text:list-item>
                    <text:p text:style-name="P4">Usuarios, Grupos y Permisos</text:p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3">Clase 4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p text:style-name="P4">El ambiente de ventanas KDE</text:p>
                    <text:list>
                      <text:list-item>
                        <text:p text:style-name="P4">El escritorio</text:p>
                      </text:list-item>
                      <text:list-item>
                        <text:p text:style-name="P4">La barra de tareas</text:p>
                      </text:list-item>
                      <text:list-item>
                        <text:p text:style-name="P4">Los iconos de acceso</text:p>
                      </text:list-item>
                      <text:list-item>
                        <text:p text:style-name="P4">La bandeja del sistema</text:p>
                      </text:list-item>
                      <text:list-item>
                        <text:p text:style-name="P4">El reloj</text:p>
                      </text:list-item>
                      <text:list-item>
                        <text:p text:style-name="P4">Cómo añadir nuevos elementos al panel?</text:p>
                      </text:list-item>
                      <text:list-item>
                        <text:p text:style-name="P4">La búsqueda</text:p>
                      </text:list-item>
                      <text:list-item>
                        <text:p text:style-name="P4">La papelera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3">Clase 5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4">El administrador de archivos KDE</text:p>
                        <text:list>
                          <text:list-item>
                            <text:p text:style-name="P4">Directorios del sistema</text:p>
                          </text:list-item>
                          <text:list-item>
                            <text:p text:style-name="P4"><text:soft-page-break/>Directorio personal</text:p>
                          </text:list-item>
                        </text:list>
                      </text:list-item>
                      <text:list-item>
                        <text:p text:style-name="P4">El centro de control KDE</text:p>
                        <text:list>
                          <text:list-item>
                            <text:p text:style-name="P4">Configuración de la pantalla</text:p>
                          </text:list-item>
                          <text:list-item>
                            <text:p text:style-name="P4">Configuración del ratón</text:p>
                          </text:list-item>
                          <text:list-item>
                            <text:p text:style-name="P4">Configuración del teclado</text:p>
                          </text:list-item>
                          <text:list-item>
                            <text:p text:style-name="P4">Configuración de apariencia y color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3">Clase 6</text:p>
          </table:table-cell>
          <table:table-cell table:style-name="Tabla1.B2" office:value-type="string">
            <text:p text:style-name="Standard"/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4">Configuración de la impresora</text:p>
                        <text:p text:style-name="P4"/>
                      </text:list-item>
                    </text:list>
                  </text:list-item>
                </text:list>
              </text:list-item>
            </text:list>
            <text:p text:style-name="Standard">Repaso General de Sistema Operativo y Linux</text:p>
          </table:table-cell>
        </table:table-row>
        <table:table-row table:style-name="Tabla1.7">
          <table:table-cell table:style-name="Tabla1.A2" office:value-type="string">
            <text:p text:style-name="P3">Clase 7</text:p>
          </table:table-cell>
          <table:table-cell table:style-name="Tabla1.B2" office:value-type="string">
            <text:p text:style-name="Standard"/>
            <text:p text:style-name="Standard">Examen Teórico y Práctico.</text:p>
            <text:p text:style-name="Standard"/>
          </table:table-cell>
        </table:table-row>
        <table:table-row>
          <table:table-cell table:style-name="Tabla1.A2" office:value-type="string">
            <text:p text:style-name="P3">Clase 8</text:p>
          </table:table-cell>
          <table:table-cell table:style-name="Tabla1.B2" office:value-type="string">
            <text:list text:style-name="L1" text:continue-numbering="true">
              <text:list-item>
                <text:p text:style-name="P4">Aplicación Ofimática – OpenOffice</text:p>
                <text:list>
                  <text:list-item>
                    <text:p text:style-name="P4">Procesador de textos – OpenOffice Writer</text:p>
                    <text:list>
                      <text:list-item>
                        <text:p text:style-name="P4">¿Que es y para qué sirve un procesador de textos?</text:p>
                      </text:list-item>
                      <text:list-item>
                        <text:p text:style-name="P4">Archivos de MS Word</text:p>
                      </text:list-item>
                      <text:list-item>
                        <text:p text:style-name="P4">Entorno</text:p>
                      </text:list-item>
                      <text:list-item>
                        <text:p text:style-name="P4">Personalizar Barras</text:p>
                      </text:list-item>
                      <text:list-item>
                        <text:p text:style-name="P4">Dar formato al texto</text:p>
                      </text:list-item>
                      <text:list-item>
                        <text:p text:style-name="P4">Copiar, pegar, cortar y mover un texto</text:p>
                      </text:list-item>
                      <text:list-item>
                        <text:p text:style-name="P4">Autocompletado de texto</text:p>
                      </text:list-item>
                      <text:list-item>
                        <text:p text:style-name="P4">Encabezados y pié de página</text:p>
                      </text:list-item>
                      <text:list-item>
                        <text:p text:style-name="P4">Columnas de texto</text:p>
                      </text:list-item>
                      <text:list-item>
                        <text:p text:style-name="P4">Hiperenlaces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3">Clase 9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4">Propiedades del documento</text:p>
                      </text:list-item>
                      <text:list-item>
                        <text:p text:style-name="P4">Numeración y viñetas</text:p>
                      </text:list-item>
                      <text:list-item>
                        <text:p text:style-name="P4">Impresión de documentos</text:p>
                      </text:list-item>
                      <text:list-item>
                        <text:p text:style-name="P4">Exportación de documentos a otros formatos</text:p>
                      </text:list-item>
                      <text:list-item>
                        <text:p text:style-name="P4">Corrección ortográfica y diccionarios de sinónimos e idiomas</text:p>
                      </text:list-item>
                      <text:list-item>
                        <text:p text:style-name="P4">Indices y tablas de contenido</text:p>
                      </text:list-item>
                    </text:list>
                  </text:list-item>
                </text:list>
              </text:list-item>
            </text:list>
            <text:p text:style-name="Standard"/>
            <text:p text:style-name="Standard">Repaso y Ejercicios</text:p>
          </table:table-cell>
        </table:table-row>
        <table:table-row>
          <table:table-cell table:style-name="Tabla1.A2" office:value-type="string">
            <text:p text:style-name="P3">Clase 10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4">Tablas</text:p>
                      </text:list-item>
                      <text:list-item>
                        <text:p text:style-name="P4">Imágenes, inserción y vinculación</text:p>
                      </text:list-item>
                      <text:list-item>
                        <text:p text:style-name="P4">Gráficos, creación y modificación</text:p>
                      </text:list-item>
                      <text:list-item>
                        <text:p text:style-name="P4">Editor de fórmulas matemáticas</text:p>
                      </text:list-item>
                      <text:list-item>
                        <text:p text:style-name="P4">Estilos de texto</text:p>
                      </text:list-item>
                      <text:list-item>
                        <text:p text:style-name="P4">Plantillas</text:p>
                      </text:list-item>
                      <text:list-item>
                        <text:p text:style-name="P4">Búsqueda y reemplazo de texto</text:p>
                      </text:list-item>
                      <text:list-item>
                        <text:p text:style-name="P4">Impresión de documentos</text:p>
                      </text:list-item>
                    </text:list>
                  </text:list-item>
                </text:list>
              </text:list-item>
            </text:list>
            <text:p text:style-name="Standard"/>
            <text:p text:style-name="Standard">Repaso y Ejercicios</text:p>
          </table:table-cell>
        </table:table-row>
        <table:table-row>
          <table:table-cell table:style-name="Tabla1.A2" office:value-type="string">
            <text:p text:style-name="P3">Clase 11</text:p>
          </table:table-cell>
          <table:table-cell table:style-name="Tabla1.B2" office:value-type="string">
            <text:p text:style-name="Standard"/>
            <text:p text:style-name="Standard">Examen Teórico y Práctico.</text:p>
            <text:p text:style-name="Standard"/>
          </table:table-cell>
        </table:table-row>
        <table:table-row>
          <table:table-cell table:style-name="Tabla1.A2" office:value-type="string">
            <text:p text:style-name="P3">Clase 12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p text:style-name="P4">Hoja de cálculo – OpenOffice Calc</text:p>
                    <text:list>
                      <text:list-item>
                        <text:p text:style-name="P4">¿Que es y para qué sirve una hoja de calculo?</text:p>
                      </text:list-item>
                      <text:list-item>
                        <text:p text:style-name="P4">Archivos de MS Excel</text:p>
                      </text:list-item>
                      <text:list-item>
                        <text:p text:style-name="P4"><text:soft-page-break/>Cargar, guardar, importar y exportar datos</text:p>
                      </text:list-item>
                      <text:list-item>
                        <text:p text:style-name="P4">Hojas de cálculo, edición y creació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3">Clase 13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4">Fórmulas y cálculos</text:p>
                      </text:list-item>
                      <text:list-item>
                        <text:p text:style-name="P4">Tipos de funciones y operadores</text:p>
                        <text:list>
                          <text:list-item>
                            <text:p text:style-name="P4">Predeterminadas</text:p>
                          </text:list-item>
                          <text:list-item>
                            <text:p text:style-name="P4">Definidas por el usuario</text:p>
                          </text:list-item>
                        </text:list>
                      </text:list-item>
                      <text:list-item>
                        <text:p text:style-name="P4">Formatos de celdas, columnas, filas</text:p>
                      </text:list-item>
                      <text:list-item>
                        <text:p text:style-name="P4">Gráficos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3">Clase 14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4">Filtrar y ordenar datos</text:p>
                      </text:list-item>
                      <text:list-item>
                        <text:p text:style-name="P4">Rango de datos</text:p>
                      </text:list-item>
                      <text:list-item>
                        <text:p text:style-name="P4">Piloto de datos</text:p>
                      </text:list-item>
                      <text:list-item>
                        <text:p text:style-name="P4">Protección de celdas</text:p>
                      </text:list-item>
                      <text:list-item>
                        <text:p text:style-name="P4">Consolidación de datos</text:p>
                      </text:list-item>
                      <text:list-item>
                        <text:p text:style-name="P4">Impresión de hojas de cálculo</text:p>
                      </text:list-item>
                    </text:list>
                  </text:list-item>
                </text:list>
              </text:list-item>
            </text:list>
            <text:p text:style-name="Standard"/>
            <text:p text:style-name="Standard">Repaso y Ejercicios</text:p>
          </table:table-cell>
        </table:table-row>
        <table:table-row>
          <table:table-cell table:style-name="Tabla1.A2" office:value-type="string">
            <text:p text:style-name="P3">Clase 15</text:p>
          </table:table-cell>
          <table:table-cell table:style-name="Tabla1.B2" office:value-type="string">
            <text:p text:style-name="Standard"/>
            <text:p text:style-name="Standard">Examen Teórico y Práctico.</text:p>
            <text:p text:style-name="Standard"/>
          </table:table-cell>
        </table:table-row>
        <table:table-row>
          <table:table-cell table:style-name="Tabla1.A2" office:value-type="string">
            <text:p text:style-name="P3">Clase 16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p text:style-name="P4">Presentaciones – OpenOffice Impress</text:p>
                    <text:list>
                      <text:list-item>
                        <text:p text:style-name="P4">¿Qué es y para qué sirve una presentación?</text:p>
                      </text:list-item>
                      <text:list-item>
                        <text:p text:style-name="P4">Archivos de MS PowerPoint</text:p>
                      </text:list-item>
                      <text:list-item>
                        <text:p text:style-name="P4">Crear una presentación</text:p>
                      </text:list-item>
                      <text:list-item>
                        <text:p text:style-name="P4">Diseñar una diapositiva</text:p>
                      </text:list-item>
                      <text:list-item>
                        <text:p text:style-name="P4">Cómo insertar objetos a una diapositiva</text:p>
                      </text:list-item>
                      <text:list-item>
                        <text:p text:style-name="P4">Insertar nuevas diapositivas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3">Clase 17</text:p>
          </table:table-cell>
          <table:table-cell table:style-name="Tabla1.B2" office:value-type="string">
            <text:p text:style-name="Standard"/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4">Diseño y estilo de las diapositivas</text:p>
                      </text:list-item>
                      <text:list-item>
                        <text:p text:style-name="P4">Ver la presentación de la diapositiva</text:p>
                      </text:list-item>
                      <text:list-item>
                        <text:p text:style-name="P4">Transiciones y tiempos en la animación</text:p>
                      </text:list-item>
                      <text:list-item>
                        <text:p text:style-name="P4">Insertar movimientos y efectos</text:p>
                      </text:list-item>
                      <text:list-item>
                        <text:p text:style-name="P4">La interactividad y la navegación</text:p>
                      </text:list-item>
                      <text:list-item>
                        <text:p text:style-name="P4">Ensayo de intervalos entre diapositivas</text:p>
                      </text:list-item>
                      <text:list-item>
                        <text:p text:style-name="P4">Impresión de diapositivas</text:p>
                      </text:list-item>
                    </text:list>
                  </text:list-item>
                </text:list>
              </text:list-item>
            </text:list>
            <text:p text:style-name="Standard"/>
            <text:p text:style-name="Standard">Repaso y Ejercicios</text:p>
          </table:table-cell>
        </table:table-row>
        <table:table-row>
          <table:table-cell table:style-name="Tabla1.A2" office:value-type="string">
            <text:p text:style-name="P3">Clase 18</text:p>
          </table:table-cell>
          <table:table-cell table:style-name="Tabla1.B2" office:value-type="string">
            <text:p text:style-name="Standard"/>
            <text:p text:style-name="Standard">Examen Teórico y Práctico.</text:p>
            <text:p text:style-name="Standard"/>
          </table:table-cell>
        </table:table-row>
        <table:table-row>
          <table:table-cell table:style-name="Tabla1.A2" office:value-type="string">
            <text:p text:style-name="P3">Clase 19</text:p>
          </table:table-cell>
          <table:table-cell table:style-name="Tabla1.B2" office:value-type="string">
            <text:list text:style-name="L1" text:continue-numbering="true">
              <text:list-item>
                <text:p text:style-name="P4">Navegadores de Internet – Mozilla Firefox</text:p>
                <text:list>
                  <text:list-item>
                    <text:p text:style-name="P4">Navegar por Internet, la barra</text:p>
                  </text:list-item>
                  <text:list-item>
                    <text:p text:style-name="P4">El concepto de pestañas</text:p>
                  </text:list-item>
                  <text:list-item>
                    <text:p text:style-name="P4">Realizar búsquedas en Internet</text:p>
                  </text:list-item>
                  <text:list-item>
                    <text:p text:style-name="P4">Realizar búsquedas en una página web</text:p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3">Clase 20</text:p>
          </table:table-cell>
          <table:table-cell table:style-name="Tabla1.B2" office:value-type="string">
            <text:p text:style-name="Standard"/>
            <text:list text:style-name="L1" text:continue-numbering="true">
              <text:list-item>
                <text:list text:continue-numbering="true">
                  <text:list-item>
                    <text:p text:style-name="P4">Uso de los marcadores</text:p>
                  </text:list-item>
                  <text:list-item>
                    <text:p text:style-name="P4">El historial de navegación</text:p>
                  </text:list-item>
                  <text:list-item>
                    <text:p text:style-name="P4">Descarga de archivos</text:p>
                  </text:list-item>
                  <text:list-item>
                    <text:p text:style-name="P4">Temas, complementos y plug-ins</text:p>
                  </text:list-item>
                  <text:list-item>
                    <text:p text:style-name="P4"><text:soft-page-break/>Configuración y actualizaciones</text:p>
                  </text:list-item>
                </text:list>
              </text:list-item>
            </text:list>
            <text:p text:style-name="Standard"/>
            <text:p text:style-name="Standard">Repaso y Navegación.</text:p>
          </table:table-cell>
        </table:table-row>
        <table:table-row>
          <table:table-cell table:style-name="Tabla1.A2" office:value-type="string">
            <text:p text:style-name="P3">Clase 21</text:p>
          </table:table-cell>
          <table:table-cell table:style-name="Tabla1.B2" office:value-type="string">
            <text:p text:style-name="Standard"/>
            <text:p text:style-name="Standard">Examen Teórico y Práctico.</text:p>
            <text:p text:style-name="Standard"/>
          </table:table-cell>
        </table:table-row>
        <table:table-row>
          <table:table-cell table:style-name="Tabla1.A2" office:value-type="string">
            <text:p text:style-name="P3">Clase 22</text:p>
          </table:table-cell>
          <table:table-cell table:style-name="Tabla1.B2" office:value-type="string">
            <text:list text:style-name="L1" text:continue-numbering="true">
              <text:list-item>
                <text:p text:style-name="P4">Clientes de correo – Mozilla Thunderbird</text:p>
                <text:list>
                  <text:list-item>
                    <text:p text:style-name="P4">Configuración de una cuenta de correo</text:p>
                  </text:list-item>
                  <text:list-item>
                    <text:p text:style-name="P4">Crear y enviar mensajes de correo</text:p>
                  </text:list-item>
                  <text:list-item>
                    <text:p text:style-name="P4">Crear y enviar mensajes de correo con archivos adjuntos</text:p>
                  </text:list-item>
                  <text:list-item>
                    <text:p text:style-name="P4">Responder y/o reenviar mensajes de correo</text:p>
                  </text:list-item>
                  <text:list-item>
                    <text:p text:style-name="P4">Recibir y leer mensajes de correo</text:p>
                  </text:list-item>
                  <text:list-item>
                    <text:p text:style-name="P4">Clasificación de mensajes de correos en carpetas</text:p>
                  </text:list-item>
                  <text:list-item>
                    <text:p text:style-name="P4">Guardar e imprimir mensajes de correo</text:p>
                  </text:list-item>
                  <text:list-item>
                    <text:p text:style-name="P4">Filtro de mensajes de correo basura (SPAM)</text:p>
                  </text:list-item>
                  <text:list-item>
                    <text:p text:style-name="P4">Libreta de direcciones</text:p>
                  </text:list-item>
                  <text:list-item>
                    <text:p text:style-name="P4">Configuración y actualizaciones</text:p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3">Clase 23</text:p>
          </table:table-cell>
          <table:table-cell table:style-name="Tabla1.B2" office:value-type="string">
            <text:p text:style-name="Standard"/>
            <text:p text:style-name="Standard">Examen Teórico y Práctico.</text:p>
            <text:p text:style-name="Standard"/>
          </table:table-cell>
        </table:table-row>
        <table:table-row>
          <table:table-cell table:style-name="Tabla1.A2" office:value-type="string">
            <text:p text:style-name="P3">Clase 24</text:p>
          </table:table-cell>
          <table:table-cell table:style-name="Tabla1.B2" office:value-type="string">
            <text:list text:style-name="L1" text:continue-numbering="true">
              <text:list-item>
                <text:p text:style-name="P4">Otros utilitarios</text:p>
                <text:list>
                  <text:list-item>
                    <text:p text:style-name="P4">Visualización y creación de archivos PDF</text:p>
                  </text:list-item>
                  <text:list-item>
                    <text:p text:style-name="P4">Mensajería Instantánea</text:p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3">Clase 25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p text:style-name="P4">Reproductores de audio y video</text:p>
                  </text:list-item>
                  <text:list-item>
                    <text:p text:style-name="P4">Herramientas para grabación de CDs y DVDs</text:p>
                  </text:list-item>
                </text:list>
              </text:list-item>
            </text:list>
            <text:p text:style-name="Standard"/>
            <text:p text:style-name="Standard">Repaso y Ejercicio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s" fo:country="PY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s" fo:country="PY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2-08T10:19:31</meta:creation-date>
    <dc:creator>Germán Hüttemann Arza</dc:creator>
    <dc:date>2008-02-06T10:10:32</dc:date>
    <meta:editing-cycles>92</meta:editing-cycles>
    <meta:editing-duration>PT3H33M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4" meta:paragraph-count="169" meta:word-count="666" meta:character-count="4247"/>
  </office:meta>
</office:document-meta>
</file>